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officeooo:paragraph-rsid="00185e54"/>
    </style:style>
    <style:style style:name="P2" style:family="paragraph" style:parent-style-name="Text_20_body">
      <style:paragraph-properties fo:line-height="150%"/>
      <style:text-properties fo:language="fi" fo:country="FI" officeooo:rsid="001546e0" officeooo:paragraph-rsid="001546e0"/>
    </style:style>
    <style:style style:name="P3" style:family="paragraph" style:parent-style-name="Heading_20_3">
      <style:paragraph-properties fo:line-height="150%"/>
      <style:text-properties fo:language="fi" fo:country="FI"/>
    </style:style>
    <style:style style:name="P4" style:family="paragraph" style:parent-style-name="Heading_20_3">
      <style:paragraph-properties fo:line-height="150%"/>
      <style:text-properties fo:language="fi" fo:country="FI" officeooo:rsid="00185e54" officeooo:paragraph-rsid="00185e54"/>
    </style:style>
    <style:style style:name="T1" style:family="text">
      <style:text-properties fo:language="fi" fo:country="FI" officeooo:rsid="00185e54"/>
    </style:style>
    <style:style style:name="T2" style:family="text">
      <style:text-properties fo:language="fi" fo:country="FI" officeooo:rsid="0018e4ab"/>
    </style:style>
    <style:style style:name="T3" style:family="text">
      <style:text-properties officeooo:rsid="0016e33c"/>
    </style:style>
    <style:style style:name="T4" style:family="text">
      <style:text-properties officeooo:rsid="001b40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he New User Story Backlog is a Map</text:h>
      <text:p text:style-name="P2">Jeff Patton kertoo lukijalle miksi karttaa tulisi käyttää ”tylsän listan” sijasta, kun kaavailee Prodcuct backlogia. Patton on sitä mieltä, että kun User Storyt pilkotaan pieniin osiin, <text:span text:style-name="T3">kokonaiskuva projektista kärsii, mikä johtaa motivaatioputteeseen. Sen sijaan, että hävitetään isommat User Storyt tai Epicit, Patton ehdottaa, että niitä voisi luokitella isommiksi aktiviteetiksi, joiden toteuttamista voi seurata pienempien User Storyen etenemisellä. Varsinkin projektin alkuvaiheessa tämmöiset isommat ”aktiviteetit” johdattavat User Storyen identifiointi ja työn alkukohtia. Patton suosii myös muu käsitteistö kuin ”story” ja ”epic”, enkä ole ihan eri mieltä.</text:span></text:p>
      <text:h text:style-name="P4" text:outline-level="3">Kalle Ilveksen kandi scrumbanista</text:h>
      <text:p text:style-name="P1"><text:span text:style-name="T1">Ilves aloittaa kandinsa antamalla yleiskuva Ketteristä menetelmistä – lähinnä Scrumista ja Kanbanista. </text:span><text:span text:style-name="T2">Katsauksessa Ilves listaa Scrumin ja Kanbanin tärkeimmät piirteet, sekä niiden eroavaisuudet. Näitä kahta voi yhdistää Scrumbaniksi, esim. jos työn määrää on vaikeaa/turhaa arvioida, tarvitaan vaihtuvaa henkilöstöä, tai priorisointi ei ole prioriteetti (hehe). Ilves sanoo yhteenvedossaan, että ”</text:span>Perinteisten ohjelmistotuotantomenetelmien noudattaminen on osoittautunut useissa projekteissa hankalaksi”, <text:span text:style-name="T4">mutta myös puhtaan Scrumin tai Kanbanin käyttöönotto on ollut haastavaa joissakin tapauksissa. Erikoiset projektit tarvitsevat joskus erikoiset ratkaisut, ja Scrumbanin sallima vapaa yhdistely on osoittautunut suhteellisen toimivak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8:24:37.689634492</meta:creation-date>
    <dc:date>2017-12-18T19:42:50.426949249</dc:date>
    <meta:editing-duration>PT17M21S</meta:editing-duration>
    <meta:editing-cycles>2</meta:editing-cycles>
    <meta:generator>LibreOffice/5.1.6.2$Linux_X86_64 LibreOffice_project/10m0$Build-2</meta:generator>
    <meta:document-statistic meta:table-count="0" meta:image-count="0" meta:object-count="0" meta:page-count="1" meta:paragraph-count="4" meta:word-count="178" meta:character-count="1474" meta:non-whitespace-character-count="1299"/>
  </office:meta>
</office:document-meta>
</file>